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0000000200CAFA3A0.png" manifest:media-type="image/png"/>
  <manifest:file-entry manifest:full-path="Pictures/1000024E0000036900000369F8C03221.svg" manifest:media-type="image/svg+xml"/>
  <manifest:file-entry manifest:full-path="Pictures/10000001000000200000002031A2EEFE.png" manifest:media-type="image/png"/>
  <manifest:file-entry manifest:full-path="Pictures/100000FE0000036900000369F4D27491.svg" manifest:media-type="image/svg+xml"/>
  <manifest:file-entry manifest:full-path="Pictures/100000010000000B0000000BEF5691B1.gif" manifest:media-type="image/gif"/>
  <manifest:file-entry manifest:full-path="Pictures/1000036A00000369000003691C8803B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Condensed" svg:font-family="'DejaVu Sans Condensed'" style:font-adornments="Schmal" style:font-family-generic="swiss" style:font-pitch="variable"/>
    <style:font-face style:name="DejaVu Sans Condensed1" svg:font-family="'DejaVu Sans Condensed'" style:font-adornments="Schmal Fett" style:font-family-generic="swiss" style:font-pitch="variable"/>
    <style:font-face style:name="DejaVu Sans Condensed2" svg:font-family="'DejaVu Sans Condensed'" style:font-adornments="Schmal Schräg" style:font-family-generic="swiss" style:font-pitch="variable"/>
    <style:font-face style:name="DejaVu Sans Mono" svg:font-family="'DejaVu Sans Mono'" style:font-adornments="Fett" style:font-family-generic="modern" style:font-pitch="fixed"/>
    <style:font-face style:name="DejaVu Sans Mono1" svg:font-family="'DejaVu Sans Mono'" style:font-adornments="Normal" style:font-family-generic="modern" style:font-pitch="fixed"/>
    <style:font-face style:name="DejaVu Sans1" svg:font-family="'DejaVu Sans'" style:font-adornments="Fett" style:font-family-generic="swiss" style:font-pitch="variable"/>
    <style:font-face style:name="DejaVu Sans2" svg:font-family="'DejaVu Sans'" style:font-adornments="Normal" style:font-family-generic="swiss" style:font-pitch="variable"/>
    <style:font-face style:name="DejaVu Sans3" svg:font-family="'DejaVu Sans'" style:font-adornments="Schräg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tarSymbol" svg:font-family="StarSymbol" style:font-charset="x-symbol"/>
  </office:font-face-decls>
  <office:automatic-styles>
    <style:style style:name="P1" style:family="paragraph" style:parent-style-name="LibOComputerCode_20_kleineSchrift" style:list-style-name="LibONumZeile_20_001" style:master-page-name="LibOCopyright">
      <loext:graphic-properties draw:fill-gradient-name="gradient" draw:fill-hatch-name="hatch"/>
      <style:paragraph-properties style:page-number="auto" fo:keep-with-next="always"/>
      <style:text-properties officeooo:paragraph-rsid="02cdf9ee"/>
    </style:style>
    <style:style style:name="P2" style:family="paragraph" style:parent-style-name="LibOComputerCode_20_kleineSchrift" style:list-style-name="LibONumZeile_20_001">
      <loext:graphic-properties draw:fill-gradient-name="gradient" draw:fill-hatch-name="hatch"/>
      <style:paragraph-properties fo:keep-with-next="always"/>
      <style:text-properties officeooo:paragraph-rsid="02cdf9ee"/>
    </style:style>
    <style:style style:name="P3" style:family="paragraph" style:parent-style-name="LibOComputerCode_20_kleineSchrift" style:list-style-name="LibONumZeile_20_001">
      <loext:graphic-properties draw:fill-gradient-name="gradient" draw:fill-hatch-name="hatch"/>
      <style:text-properties officeooo:paragraph-rsid="02cdf9e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Bereich_Inhalt">
        <text:list text:style-name="LibONumZeile_20_001">
          <text:list-item text:start-value="12">
            <text:p text:style-name="P1"><text:span text:style-name="MakroReservierterAusdruck"><text:s text:c="9"/></text:span><text:span text:style-name="MakroBezeichner">stAbfrage</text:span><text:span text:style-name="MakroOperator"> = </text:span><text:span text:style-name="MakroBezeichner">oFeldList.ListSource</text:span></text:p>
          </text:list-item>
          <text:list-item>
            <text:p text:style-name="P2"><text:span text:style-name="MakroReservierterAusdruck"><text:s text:c="9"/></text:span><text:span text:style-name="MakroBezeichner">aFelder</text:span><text:span text:style-name="MakroOperator">() = </text:span><text:span text:style-name="MakroBezeichner">Split</text:span><text:span text:style-name="MakroOperator">(</text:span><text:span text:style-name="MakroBezeichner">stAbfrage</text:span><text:span text:style-name="MakroOperator">, </text:span><text:span text:style-name="MakroZeichenkette">""""</text:span><text:span text:style-name="MakroOperator">)</text:span></text:p>
          </text:list-item>
          <text:list-item>
            <text:p text:style-name="P2"><text:span text:style-name="MakroReservierterAusdruck"><text:s text:c="9"/></text:span><text:span text:style-name="MakroBezeichner">stInhalt</text:span><text:span text:style-name="MakroOperator"> = </text:span><text:span text:style-name="MakroZeichenkette">""</text:span></text:p>
          </text:list-item>
          <text:list-item>
            <text:p text:style-name="P3"><text:span text:style-name="MakroReservierterAusdruck"><text:s text:c="9"/>FOR</text:span><text:span text:style-name="MakroOperator"> </text:span><text:span text:style-name="MakroBezeichner">i</text:span><text:span text:style-name="MakroOperator">=</text:span><text:span text:style-name="MakroBezeichner">LBound</text:span><text:span text:style-name="MakroOperator">(</text:span><text:span text:style-name="MakroBezeichner">aFelder</text:span><text:span text:style-name="MakroOperator">)+</text:span><text:span text:style-name="MakroZahl">1</text:span><text:span text:style-name="MakroOperator"> </text:span><text:span text:style-name="MakroReservierterAusdruck">TO</text:span><text:span text:style-name="MakroOperator"> </text:span><text:span text:style-name="MakroBezeichner">UBound</text:span><text:span text:style-name="MakroOperator">(</text:span><text:span text:style-name="MakroBezeichner">aFelder</text:span><text:span text:style-name="MakroOperator">)</text:span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Condensed" svg:font-family="'DejaVu Sans Condensed'" style:font-adornments="Schmal" style:font-family-generic="swiss" style:font-pitch="variable"/>
    <style:font-face style:name="DejaVu Sans Condensed1" svg:font-family="'DejaVu Sans Condensed'" style:font-adornments="Schmal Fett" style:font-family-generic="swiss" style:font-pitch="variable"/>
    <style:font-face style:name="DejaVu Sans Condensed2" svg:font-family="'DejaVu Sans Condensed'" style:font-adornments="Schmal Schräg" style:font-family-generic="swiss" style:font-pitch="variable"/>
    <style:font-face style:name="DejaVu Sans Mono" svg:font-family="'DejaVu Sans Mono'" style:font-adornments="Fett" style:font-family-generic="modern" style:font-pitch="fixed"/>
    <style:font-face style:name="DejaVu Sans Mono1" svg:font-family="'DejaVu Sans Mono'" style:font-adornments="Normal" style:font-family-generic="modern" style:font-pitch="fixed"/>
    <style:font-face style:name="DejaVu Sans1" svg:font-family="'DejaVu Sans'" style:font-adornments="Fett" style:font-family-generic="swiss" style:font-pitch="variable"/>
    <style:font-face style:name="DejaVu Sans2" svg:font-family="'DejaVu Sans'" style:font-adornments="Normal" style:font-family-generic="swiss" style:font-pitch="variable"/>
    <style:font-face style:name="DejaVu Sans3" svg:font-family="'DejaVu Sans'" style:font-adornments="Schräg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tarSymbol" svg:font-family="Star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64cm" style:writing-mode="lr-tb"/>
      <style:text-properties style:use-window-font-color="true" loext:opacity="0%" style:font-name="DejaVu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OTextkörper" style:family="paragraph" style:parent-style-name="Standard" style:master-page-name="">
      <style:paragraph-properties fo:margin-left="0cm" fo:margin-right="0cm" fo:margin-top="0cm" fo:margin-bottom="0.212cm" style:contextual-spacing="false" fo:line-height="105%" fo:orphans="2" fo:widows="2" fo:hyphenation-ladder-count="no-limit" fo:hyphenation-keep="auto" loext:hyphenation-keep-type="column" loext:hyphenation-keep-line="false" fo:text-indent="0cm" style:auto-text-indent="false" style:page-number="auto">
        <style:tab-stops/>
      </style:paragraph-properties>
      <style:text-properties style:font-name="DejaVu Sans2" fo:font-family="'DejaVu Sans'" style:font-style-name="Normal" style:font-family-generic="swiss" style:font-pitch="variable" fo:font-size="10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Überschrift_20_1" style:display-name="LibOÜberschrift 1" style:family="paragraph" style:parent-style-name="LibOÜberschrift" style:next-style-name="LibOTextkörper" style:default-outline-level="1" style:master-page-name="">
      <style:paragraph-properties fo:margin-left="0cm" fo:margin-right="0cm" fo:margin-top="0.54cm" fo:margin-bottom="0.319cm" style:contextual-spacing="false" fo:text-indent="0cm" style:auto-text-indent="false" style:page-number="auto" fo:padding="0cm" fo:border-left="none" fo:border-right="none" fo:border-top="none" fo:border-bottom="0.99pt solid #106802" style:shadow="none"/>
      <style:text-properties fo:font-size="16pt"/>
    </style:style>
    <style:style style:name="LibOÜberschrift_20_0" style:display-name="LibOÜberschrift 0" style:family="paragraph" style:parent-style-name="LibOÜberschrift" style:next-style-name="LibOTextkörper" style:default-outline-level="" style:list-style-name="">
      <style:paragraph-properties fo:margin-left="0.651cm" fo:margin-right="0cm" fo:margin-top="3.81cm" fo:margin-bottom="0.33cm" style:contextual-spacing="false" fo:text-align="start" style:justify-single-word="false" fo:text-indent="0cm" style:auto-text-indent="false"/>
      <style:text-properties fo:font-size="42pt" fo:font-style="oblique" fo:font-weight="bold"/>
    </style:style>
    <style:style style:name="LibOHandbuchName" style:family="paragraph" style:parent-style-name="LibOTextkörper" style:next-style-name="LibOÜberschrift_20_0" style:class="text">
      <style:paragraph-properties fo:margin-top="2.439cm" fo:margin-bottom="0.101cm" style:contextual-spacing="false" fo:text-align="center" style:justify-single-word="false"/>
      <style:text-properties fo:color="#106802" loext:opacity="100%" fo:font-size="42pt"/>
    </style:style>
    <style:style style:name="LibOSeitenUmbruch" style:family="paragraph" style:parent-style-name="LibOTextkörper" style:next-style-name="LibOTextkörper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</style:style>
    <style:style style:name="LibOInhaltsverzeichnisKopf" style:family="paragraph" style:parent-style-name="LibOÜberschrift" style:next-style-name="LibOTextkörper" style:master-page-name="">
      <style:paragraph-properties fo:margin-top="0.54cm" fo:margin-bottom="0.319cm" style:contextual-spacing="false" style:page-number="auto" fo:break-before="page" fo:padding="0cm" fo:border-left="none" fo:border-right="none" fo:border-top="none" fo:border-bottom="0.99pt solid #106802" style:shadow="none"/>
      <style:text-properties fo:color="#106802" loext:opacity="100%" fo:font-size="16pt"/>
    </style:style>
    <style:style style:name="LibOFußzeile" style:family="paragraph" style:parent-style-name="LibOTextkörper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/>
        </style:tab-stops>
      </style:paragraph-properties>
      <style:text-properties fo:font-style="obliqu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bOTabelleText" style:family="paragraph" style:parent-style-name="LibOTextkörper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fo:font-size="95%" style:letter-kerning="true"/>
    </style:style>
    <style:style style:name="LibOTabelleBeschriftung" style:family="paragraph" style:parent-style-name="LibOTextkörper" style:next-style-name="LibOTextkörper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lways"/>
      <style:text-properties style:font-name="DejaVu Sans Condensed2" fo:font-family="'DejaVu Sans Condensed'" style:font-style-name="Schmal Schräg" style:font-family-generic="swiss" style:font-pitch="variable" fo:font-style="oblique"/>
    </style:style>
    <style:style style:name="LibOTabelleÜberschrift" style:family="paragraph" style:parent-style-name="LibOTabel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font-size="10pt" fo:font-style="oblique" fo:font-weight="bold" style:letter-kerning="true"/>
    </style:style>
    <style:style style:name="LibOListe" style:family="paragraph" style:parent-style-name="LibOTextkörper" style:list-style-name="">
      <style:paragraph-properties fo:margin-top="0cm" fo:margin-bottom="0.106cm" style:contextual-spacing="false">
        <style:tab-stops/>
      </style:paragraph-properties>
    </style:style>
    <style:style style:name="LibOListe_20_1_20_Start" style:display-name="LibOListe 1 Start" style:family="paragraph" style:parent-style-name="LibOListe" style:next-style-name="LibOListe_20_1_20_Inhalt" style:list-style-name="LibOAufzählung">
      <style:paragraph-properties fo:margin-left="1.27cm" fo:margin-right="0cm" fo:text-indent="-0.63cm" style:auto-text-indent="false">
        <style:tab-stops/>
      </style:paragraph-properties>
    </style:style>
    <style:style style:name="LibOListe_20_1_20_Inhalt" style:display-name="LibOListe 1 Inhalt" style:family="paragraph" style:parent-style-name="LibOListe_20_1_20_Start" style:list-style-name="LibOAufzählung" style:master-page-name="">
      <style:paragraph-properties fo:margin-left="1.27cm" fo:margin-right="0cm" fo:text-indent="-0.63cm" style:auto-text-indent="false" style:page-number="auto">
        <style:tab-stops/>
      </style:paragraph-properties>
    </style:style>
    <style:style style:name="LibOListe_20_1_20_Ende" style:display-name="LibOListe 1 Ende" style:family="paragraph" style:parent-style-name="LibOListe_20_1_20_Start" style:next-style-name="LibOTextkörper">
      <style:paragraph-properties fo:margin-left="1.27cm" fo:margin-right="0cm" fo:margin-top="0cm" fo:margin-bottom="0.21cm" style:contextual-spacing="false" fo:text-indent="-0.63cm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ibONum_20_123_20_Start" style:display-name="LibONum 123 Start" style:family="paragraph" style:parent-style-name="LibOListe" style:next-style-name="LibONum_20_123_20_Inhalt" style:list-style-name="LibONum_20_123">
      <style:paragraph-properties fo:margin-left="1.27cm" fo:margin-right="0cm" fo:text-indent="-0.63cm" style:auto-text-indent="false">
        <style:tab-stops/>
      </style:paragraph-properties>
    </style:style>
    <style:style style:name="LibONum_20_123_20_Inhalt" style:display-name="LibONum 123 Inhalt" style:family="paragraph" style:parent-style-name="LibONum_20_123_20_Start" style:list-style-name="LibONum_20_123" style:master-page-name="">
      <style:paragraph-properties fo:margin-left="1.27cm" fo:margin-right="0cm" fo:text-indent="-0.63cm" style:auto-text-indent="false" style:page-number="auto">
        <style:tab-stops/>
      </style:paragraph-properties>
    </style:style>
    <style:style style:name="LibONum_20_123_20_Ende" style:display-name="LibONum 123 Ende" style:family="paragraph" style:parent-style-name="LibONum_20_123_20_Start" style:next-style-name="LibOTextkörper" style:list-style-name="LibONum_20_123">
      <style:paragraph-properties fo:margin-left="1.27cm" fo:margin-right="0cm" fo:margin-top="0cm" fo:margin-bottom="0.212cm" style:contextual-spacing="false" fo:text-indent="-0.63cm" style:auto-text-indent="false">
        <style:tab-stops/>
      </style:paragraph-properties>
    </style:style>
    <style:style style:name="LibOAbbildungBeschriftung" style:family="paragraph" style:parent-style-name="LibOTabelleBeschriftung" style:next-style-name="LibOTextkörper" style:master-page-name="">
      <style:paragraph-properties fo:margin-top="0cm" fo:margin-bottom="0.109cm" style:contextual-spacing="false" fo:text-align="start" style:justify-single-word="false" style:page-number="auto" fo:keep-with-next="auto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ibOFußnote" style:family="paragraph" style:parent-style-name="LibOTextkörper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fo:font-size="90%"/>
    </style:style>
    <style:style style:name="LibOAbbildung" style:family="paragraph" style:parent-style-name="LibOTextkörper" style:next-style-name="LibOTextkörper" style:master-page-name="">
      <style:paragraph-properties fo:margin-top="0.212cm" fo:margin-bottom="0.212cm" style:contextual-spacing="false" fo:text-align="center" style:justify-single-word="false" style:page-number="auto" fo:keep-with-next="auto"/>
    </style:style>
    <style:style style:name="LibODefinitionsListe" style:family="paragraph" style:parent-style-name="LibODefinition" style:next-style-name="Lib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ibODefinition" style:family="paragraph" style:parent-style-name="LibOTextkörper">
      <style:paragraph-properties fo:margin-left="0.635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bOÜberschrift" style:family="paragraph" style:parent-style-name="LibOTextkörper" style:master-page-name="">
      <style:paragraph-properties fo:margin-left="0cm" fo:margin-right="0cm" fo:margin-top="0cm" fo:margin-bottom="0cm" style:contextual-spacing="false" fo:keep-together="always" fo:text-indent="0cm" style:auto-text-indent="false" style:page-number="auto" style:shadow="none" fo:keep-with-next="always"/>
      <style:text-properties fo:color="#106802" loext:opacity="100%" style:font-name="DejaVu Sans Condensed1" fo:font-family="'DejaVu Sans Condensed'" style:font-style-name="Schmal Fett" style:font-family-generic="swiss" style:font-pitch="variable" fo:font-weight="bold"/>
    </style:style>
    <style:style style:name="LibOInhalte" style:family="paragraph" style:parent-style-name="LibOTextkörper">
      <style:paragraph-properties fo:margin-left="0cm" fo:margin-right="0cm" fo:margin-top="0cm" fo:margin-bottom="0cm" style:contextual-spacing="false" fo:text-indent="0cm" style:auto-text-indent="false" style:shadow="none"/>
    </style:style>
    <style:style style:name="LibOInhalte_20_1" style:display-name="LibOInhalte 1" style:family="paragraph" style:parent-style-name="LibOInhalte">
      <style:paragraph-properties fo:margin-top="0.199cm" fo:margin-bottom="0cm" style:contextual-spacing="false">
        <style:tab-stops>
          <style:tab-stop style:position="17cm" style:type="right" style:leader-style="dotted" style:leader-text="."/>
        </style:tab-stops>
      </style:paragraph-properties>
      <style:text-properties fo:color="#004586" loext:opacity="100%" fo:font-weight="bold"/>
    </style:style>
    <style:style style:name="LibOInhalte_20_2" style:display-name="LibOInhalte 2" style:family="paragraph" style:parent-style-name="LibOInhalte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color="#004586" loext:opacity="100%"/>
    </style:style>
    <style:style style:name="LibOInhalte_20_3" style:display-name="LibOInhalte 3" style:family="paragraph" style:parent-style-name="LibOInhalte">
      <style:paragraph-properties fo:margin-left="1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004586" loext:opacity="100%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bOInhalte_20_4" style:display-name="LibOInhalte 4" style:family="paragraph" style:parent-style-name="LibOInhalte">
      <style:paragraph-properties fo:margin-left="1.69cm" fo:margin-right="0cm" fo:margin-top="0cm" fo:margin-bottom="0cm" style:contextual-spacing="false" fo:text-indent="0cm" style:auto-text-indent="false" style:shadow="none">
        <style:tab-stops>
          <style:tab-stop style:position="15.311cm" style:type="right" style:leader-style="dotted" style:leader-text="."/>
        </style:tab-stops>
      </style:paragraph-properties>
      <style:text-properties fo:color="#004586" loext:opacity="100%"/>
    </style:style>
    <style:style style:name="LibOCopyrightSeite" style:family="paragraph" style:parent-style-name="LibOÜberschrift" style:next-style-name="LibOTextkörper">
      <style:paragraph-properties fo:margin-top="0.499cm" fo:margin-bottom="0.21cm" style:contextual-spacing="false" style:shadow="none"/>
      <style:text-properties fo:color="#106802" loext:opacity="100%" style:font-name="DejaVu Sans1" fo:font-family="'DejaVu Sans'" style:font-style-name="Fett" style:font-family-generic="swiss" style:font-pitch="variable"/>
    </style:style>
    <style:style style:name="LibOÜberschrift_20_2" style:display-name="LibOÜberschrift 2" style:family="paragraph" style:parent-style-name="LibOÜberschrift" style:next-style-name="LibOTextkörper" style:default-outline-level="2" style:master-page-name="">
      <style:paragraph-properties fo:margin-left="0cm" fo:margin-right="0cm" fo:margin-top="0.39cm" fo:margin-bottom="0.21cm" style:contextual-spacing="false" fo:hyphenation-ladder-count="no-limit" fo:hyphenation-keep="auto" loext:hyphenation-keep-type="column" loext:hyphenation-keep-line="false" fo:text-indent="0cm" style:auto-text-indent="false" style:page-number="auto" style:shadow="none"/>
      <style:text-properties fo:font-size="14pt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Überschrift_20_3" style:display-name="LibOÜberschrift 3" style:family="paragraph" style:parent-style-name="LibOÜberschrift" style:next-style-name="LibOTextkörper" style:default-outline-level="3" style:master-page-name="">
      <style:paragraph-properties fo:margin-left="0cm" fo:margin-right="0cm" fo:margin-top="0.423cm" fo:margin-bottom="0.106cm" style:contextual-spacing="false" fo:hyphenation-ladder-count="no-limit" fo:hyphenation-keep="auto" loext:hyphenation-keep-type="column" loext:hyphenation-keep-line="false" fo:text-indent="0cm" style:auto-text-indent="false" style:page-number="auto"/>
      <style:text-properties fo:color="#106802" loext:opacity="100%" fo:font-size="12pt" fo:font-style="oblique" fo:font-weight="bold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Überschrift_20_4" style:display-name="LibOÜberschrift 4" style:family="paragraph" style:parent-style-name="LibOÜberschrift" style:next-style-name="LibOTextkörper" style:default-outline-level="4" style:master-page-name="">
      <style:paragraph-properties fo:margin-left="0cm" fo:margin-right="0cm" fo:margin-top="0.318cm" fo:margin-bottom="0cm" style:contextual-spacing="false" fo:hyphenation-ladder-count="no-limit" fo:hyphenation-keep="auto" loext:hyphenation-keep-type="column" loext:hyphenation-keep-line="false" fo:text-indent="0cm" style:auto-text-indent="false" style:page-number="auto" fo:padding="0cm" fo:border="none" style:shadow="none"/>
      <style:text-properties fo:color="#106802" loext:opacity="100%" fo:font-size="11pt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chapter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2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10.300000190734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ibOSzenarioÜberschrift" style:family="paragraph" style:next-style-name="LibOTextkörper" style:master-page-name="">
      <style:paragraph-properties fo:margin-top="0cm" fo:margin-bottom="0.21cm" style:contextual-spacing="false" style:page-number="auto"/>
      <style:text-properties style:font-name="Liberation Sans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OListe_20_1_20_eingerückt" style:display-name="LibOListe 1 eingerückt" style:family="paragraph" style:parent-style-name="LibOListe_20_1_20_Inhalt" style:list-style-name="LibOAufzählung_20_1_20_eingerückt">
      <style:paragraph-properties>
        <style:tab-stops/>
      </style:paragraph-properties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bOInhalte_20_5" style:display-name="LibOInhalte 5" style:family="paragraph" style:parent-style-name="LibOInhalte">
      <style:paragraph-properties fo:margin-left="2.499cm" fo:margin-right="0cm" fo:margin-top="0cm" fo:margin-bottom="0cm" style:contextual-spacing="false" fo:text-indent="0cm" style:auto-text-indent="false"/>
      <style:text-properties fo:color="#004586" loext:opacity="100%"/>
    </style:style>
    <style:style style:name="LibOStichwortverzeichnis_20_1" style:display-name="LibOStichwortverzeichnis 1" style:family="paragraph" style:parent-style-name="LibOTextkörper" style:master-page-name="">
      <style:paragraph-properties fo:margin-top="0.109cm" fo:margin-bottom="0.049cm" style:contextual-spacing="false" style:page-number="auto"/>
    </style:style>
    <style:style style:name="LibOStichwortverzeichnis_20_2" style:display-name="LibOStichwortverzeichnis 2" style:family="paragraph" style:parent-style-name="LibOStichwortverzeichnis_20_1">
      <style:paragraph-properties fo:margin-left="0.499cm" fo:margin-right="0cm" fo:margin-top="0cm" fo:margin-bottom="0cm" style:contextual-spacing="false" fo:text-indent="0cm" style:auto-text-indent="false"/>
    </style:style>
    <style:style style:name="LibOStichwortverzeichnis_20_3" style:display-name="LibOStichwortverzeichnis 3" style:family="paragraph" style:parent-style-name="LibOStichwortverzeichnis_20_2">
      <style:paragraph-properties fo:margin-left="1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bOComputerCode_20_kleineSchrift" style:display-name="LibOComputerCode kleineSchrift" style:family="paragraph" style:parent-style-name="LibOComputerCode" style:master-page-name="">
      <style:paragraph-properties style:page-number="auto" style:shadow="none">
        <style:tab-stops/>
      </style:paragraph-properties>
      <style:text-properties fo:font-size="90%"/>
    </style:style>
    <style:style style:name="LibOComputerCode" style:family="paragraph" style:parent-style-name="LibOTextkörper" style:list-style-name="LibONumZeile_20_001" style:master-page-name="">
      <style:paragraph-properties fo:margin-top="0cm" fo:margin-bottom="0.109cm" style:contextual-spacing="true" fo:line-height="100%" fo:hyphenation-ladder-count="no-limit" fo:hyphenation-keep="auto" loext:hyphenation-keep-type="column" loext:hyphenation-keep-line="false" style:page-number="auto" fo:keep-with-next="auto">
        <style:tab-stops/>
      </style:paragraph-properties>
      <style:text-properties style:font-name="DejaVu Sans Mono1" fo:font-family="'DejaVu Sans Mono'" style:font-style-name="Normal" style:font-family-generic="modern" style:font-pitch="fixed" fo:language="zxx" fo:country="none" fo:hyphenate="false" fo:hyphenation-remain-char-count="3" fo:hyphenation-push-char-count="3" loext:hyphenation-no-caps="false" loext:hyphenation-no-last-word="false" loext:hyphenation-word-char-count="no-limit" loext:hyphenation-zone="no-limit"/>
    </style:style>
    <style:style style:name="LibOTabelleText_5f_ListenIntro" style:display-name="LibOTabelleText_ListenIntro" style:family="paragraph" style:parent-style-name="LibOTabelleText" style:next-style-name="LibOTabelleText" style:list-style-name="LibOAufzählung"/>
    <style:style style:name="LibOUntertitel" style:family="paragraph" style:parent-style-name="LibOTextkörper" style:next-style-name="LibOTextkörper">
      <style:paragraph-properties fo:margin-left="0.651cm" fo:margin-right="0cm" fo:margin-top="0cm" fo:margin-bottom="0cm" style:contextual-spacing="false" fo:text-align="start" style:justify-single-word="false" fo:text-indent="0cm" style:auto-text-indent="false"/>
      <style:text-properties fo:font-size="18pt" fo:font-style="oblique"/>
    </style:style>
    <style:style style:name="LibOTitel_20_Tipp" style:display-name="LibOTitel Tipp" style:family="paragraph" style:parent-style-name="LibOTextkörper" style:next-style-name="LibOText_20_Hinweis_2f_Tipp_2f_Vorsicht" style:list-style-name="LibOTitel_20_Tipp" style:master-page-name="">
      <loext:graphic-properties draw:fill="solid" draw:fill-color="#cdd5e8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DejaVu Sans1" fo:font-family="'DejaVu Sans'" style:font-style-name="Fett" style:font-family-generic="swiss" style:font-pitch="variable" fo:font-size="10.5pt" fo:font-weight="bold" fo:background-color="transparent" style:font-size-asian="10.5pt" style:font-weight-asian="bold" style:font-weight-complex="bold"/>
    </style:style>
    <style:style style:name="LibOText_20_Hinweis_2f_Tipp_2f_Vorsicht" style:display-name="LibOText Hinweis/Tipp/Vorsicht" style:family="paragraph" style:parent-style-name="LibOTextkörper" style:master-page-name="">
      <style:paragraph-properties fo:margin-left="1cm" fo:margin-right="1cm" fo:margin-top="0.199cm" fo:margin-bottom="0.3cm" style:contextual-spacing="false" fo:keep-together="always" fo:orphans="0" fo:widows="0" fo:text-indent="0cm" style:auto-text-indent="false" style:page-number="auto" fo:padding-left="0.049cm" fo:padding-right="0.049cm" fo:padding-top="0cm" fo:padding-bottom="0.3cm" fo:border-left="none" fo:border-right="none" fo:border-top="none" fo:border-bottom="0.51pt solid #808080" style:shadow="none" text:number-lines="false" text:line-number="0" style:writing-mode="page"/>
      <style:text-properties fo:font-size="95%" style:font-size-asian="10.5pt" style:font-weight-asian="normal" style:font-weight-complex="normal"/>
    </style:style>
    <style:style style:name="LibOTitel_20_Hinweis" style:display-name="LibOTitel Hinweis" style:family="paragraph" style:parent-style-name="LibOTextkörper" style:next-style-name="LibOText_20_Hinweis_2f_Tipp_2f_Vorsicht" style:list-style-name="LibOTitel_20_Hinweis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style:font-name="DejaVu Sans1" fo:font-family="'DejaVu Sans'" style:font-style-name="Fett" style:font-family-generic="swiss" style:font-pitch="variable" fo:font-size="10.5pt" fo:font-weight="bold" style:font-size-asian="10.5pt" style:font-weight-asian="bold" style:font-weight-complex="bold"/>
    </style:style>
    <style:style style:name="LibOTitel_20_Vorsicht" style:display-name="LibOTitel Vorsicht" style:family="paragraph" style:parent-style-name="LibOTextkörper" style:next-style-name="LibOText_20_Hinweis_2f_Tipp_2f_Vorsicht" style:list-style-name="LibOTitel_20_Vorsicht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DejaVu Sans1" fo:font-family="'DejaVu Sans'" style:font-style-name="Fett" style:font-family-generic="swiss" style:font-pitch="variable" fo:font-size="10.5pt" fo:font-weight="bold" style:font-size-asian="10.5pt" style:font-weight-asian="normal" style:font-weight-complex="normal"/>
    </style:style>
    <style:style style:name="LibOKapitelNummer" style:family="text">
      <style:text-properties fo:color="#000000" loext:opacity="100%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DejaVu Sans3" fo:font-family="'DejaVu Sans'" style:font-style-name="Schräg" style:font-family-generic="swiss" style:font-pitch="variable" fo:font-style="oblique" style:text-underline-style="none"/>
    </style:style>
    <style:style style:name="LibOMenüPfad" style:family="text">
      <style:text-properties style:font-name="DejaVu Sans Condensed1" fo:font-family="'DejaVu Sans Condensed'" style:font-style-name="Schmal Fett" style:font-family-generic="swiss" style:font-pitch="variable" fo:font-weight="bold" style:letter-kerning="true"/>
    </style:style>
    <style:style style:name="Bullet_20_Symbols" style:display-name="Bullet Symbols" style:family="text">
      <style:text-properties style:font-name="Liberation Sans2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LibOStarkeBetonung" style:family="text">
      <style:text-properties fo:font-weight="bold" style:letter-kerning="true"/>
    </style:style>
    <style:style style:name="LibOComputerCode" style:family="text">
      <style:text-properties style:font-name="DejaVu Sans Mono" fo:font-family="'DejaVu Sans Mono'" style:font-style-name="Fett" style:font-family-generic="modern" style:font-pitch="fixed" fo:language="zxx" fo:country="none" fo:font-weight="bold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ibOBetonung" style:family="text">
      <style:text-properties fo:font-style="oblique"/>
    </style:style>
    <style:style style:name="LibOTaste" style:family="text">
      <style:text-properties fo:language="zxx" fo:country="none" fo:font-style="oblique" fo:text-shadow="1pt 1pt" fo:background-color="#e6e6e6" loext:padding-left="0.049cm" loext:padding-right="0.049cm" loext:padding-top="0cm" loext:padding-bottom="0cm" loext:border="0.06pt solid #808080"/>
    </style:style>
    <style:style style:name="LibOTastaturEingabe" style:family="text" style:parent-style-name="LibOComputerCode">
      <style:text-properties fo:color="#000000" loext:opacity="100%" style:font-name="DejaVu Sans Mono" fo:font-family="'DejaVu Sans Mono'" style:font-style-name="Fett" style:font-family-generic="modern" style:font-pitch="fixed" fo:font-weight="bold" style:letter-kerning="true"/>
    </style:style>
    <style:style style:name="Index_20_Link" style:display-name="Index Link" style:family="text">
      <style:text-properties style:font-name="DejaVu Sans Condensed" fo:font-family="'DejaVu Sans Condensed'" style:font-style-name="Schmal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Definition" style:family="text">
      <style:text-properties style:font-name="Liberation Sans2" fo:font-family="'Liberation Sans'" style:font-style-name="Regular" style:font-family-generic="swiss" style:font-pitch="variable"/>
    </style:style>
    <style:style style:name="Page_20_Number" style:display-name="Page Number" style:family="text">
      <style:text-properties style:font-name="Liberation Sans2" fo:font-family="'Liberation Sans'" style:font-style-name="Regular" style:font-family-generic="swiss" style:font-pitch="variable"/>
    </style:style>
    <style:style style:name="Placeholder" style:family="text">
      <style:text-properties fo:font-variant="small-caps" fo:color="#008080" loext:opacity="100%" style:font-name="Liberation Sans2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Strong_20_Emphasis" style:display-name="Strong Emphasis" style:family="text">
      <style:text-properties style:font-name="DejaVu Sans1" fo:font-family="'DejaVu Sans'" style:font-style-name="Fett" style:font-family-generic="swiss" style:font-pitch="variable"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font-name="Liberation Sans2" fo:font-family="'Liberation Sans'" style:font-style-name="Regular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LibOFußnotenanker" style:family="text" style:parent-style-name="LibOFußnotenzeichen">
      <style:text-properties style:text-position="super 70%"/>
    </style:style>
    <style:style style:name="LibOFußnotenzeichen" style:family="text">
      <style:text-properties fo:font-size="80%"/>
    </style:style>
    <style:style style:name="Endnote_20_anchor" style:display-name="Endnote anchor" style:family="text">
      <style:text-properties style:text-position="super 70%"/>
    </style:style>
    <style:style style:name="Source_20_Text" style:display-name="Source Text" style:family="text">
      <style:text-properties style:font-name="DejaVu Sans Mono1" fo:font-family="'DejaVu Sans Mono'" style:font-style-name="Normal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kroKommentar" style:family="text" style:parent-style-name="MakroStandard">
      <style:text-properties fo:color="#808080" loext:opacity="100%"/>
    </style:style>
    <style:style style:name="MakroReservierterAusdruck" style:family="text" style:parent-style-name="MakroStandard">
      <style:text-properties fo:color="#0000ff" loext:opacity="100%"/>
    </style:style>
    <style:style style:name="MakroBezeichner" style:family="text" style:parent-style-name="MakroStandard">
      <style:text-properties fo:color="#106802" loext:opacity="100%" style:font-name="DejaVu Sans Mono1" fo:font-family="'DejaVu Sans Mono'" style:font-style-name="Normal" style:font-family-generic="modern" style:font-pitch="fixed"/>
    </style:style>
    <style:style style:name="MakroOperator" style:family="text" style:parent-style-name="MakroStandard">
      <style:text-properties fo:color="#000080" loext:opacity="100%" style:font-name="DejaVu Sans Mono1" fo:font-family="'DejaVu Sans Mono'" style:font-style-name="Normal" style:font-family-generic="modern" style:font-pitch="fixed"/>
    </style:style>
    <style:style style:name="MakroZeichenkette" style:family="text" style:parent-style-name="MakroStandard">
      <style:text-properties fo:color="#800000" loext:opacity="100%" style:font-name="DejaVu Sans Mono1" fo:font-family="'DejaVu Sans Mono'" style:font-style-name="Normal" style:font-family-generic="modern" style:font-pitch="fixed"/>
    </style:style>
    <style:style style:name="MakroZahl" style:family="text" style:parent-style-name="MakroStandard">
      <style:text-properties fo:color="#ff0000" loext:opacity="100%"/>
    </style:style>
    <style:style style:name="LibOButton" style:family="text" style:parent-style-name="LibOTaste">
      <style:text-properties fo:font-style="normal" style:font-weight-asian="normal"/>
    </style:style>
    <style:style style:name="LibOLinkGlobaldokument" style:family="text" style:parent-style-name="Internet_20_link"/>
    <style:style style:name="LibOLinkEinzeldokument" style:family="text" style:parent-style-name="Internet_20_link"/>
    <style:style style:name="LibOAufzählungszeichen" style:family="text">
      <style:text-properties fo:font-size="10pt"/>
    </style:style>
    <style:style style:name="Teletype" style:family="text">
      <style:text-properties style:font-name="DejaVu Sans Mono1" fo:font-family="'DejaVu Sans Mono'" style:font-style-name="Normal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kroStandard" style:family="text">
      <style:text-properties style:font-name="DejaVu Sans Mono1" fo:font-family="'DejaVu Sans Mono'" style:font-style-name="Normal" style:font-family-generic="modern" style:font-pitch="fixed" fo:language="zxx" fo:country="none" fo:font-weight="normal" style:font-size-asian="10.5pt"/>
    </style:style>
    <style:style style:name="LibOExponent" style:family="text">
      <style:text-properties style:text-position="super 65%"/>
    </style:style>
    <style:style style:name="DB_5f_Yes" style:display-name="DB_Yes" style:family="text">
      <style:text-properties fo:font-variant="small-caps" fo:color="#106802" loext:opacity="100%" style:font-name="DejaVu Sans2" fo:font-family="'DejaVu Sans'" style:font-style-name="Normal" style:font-family-generic="swiss" style:font-pitch="variable" fo:language="zxx" fo:country="none" fo:font-weight="normal"/>
    </style:style>
    <style:style style:name="DB_5f_No" style:display-name="DB_No" style:family="text" style:parent-style-name="DB_5f_Yes">
      <style:text-properties fo:font-variant="small-caps" fo:color="#ff0000" loext:opacity="100%" style:text-line-through-style="solid" style:text-line-through-type="single" fo:font-weight="normal"/>
    </style:style>
    <style:style style:name="Line_20_numbering" style:display-name="Line numbering" style:family="text"/>
    <style:style style:name="LibOReferenz" style:family="text">
      <style:text-properties fo:color="#0000ff" loext:opacity="100%" fo:font-style="italic"/>
    </style:style>
    <style:style style:name="MakroBetont" style:family="text" style:parent-style-name="MakroStandard">
      <style:text-properties fo:color="#000000" loext:opacity="100%" fo:font-weight="bold" style:font-size-asian="10.5pt"/>
    </style:style>
    <style:style style:name="LibOCodeZeilen" style:family="text" style:parent-style-name="MakroStandard">
      <style:text-properties officeooo:rsid="0021b51f" fo:background-color="#dddddd"/>
    </style:style>
    <style:style style:name="LibOStandard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Bullet_20_Symbols_20__28_user_29_" style:display-name="Bullet Symbols (user)" style:family="text">
      <style:text-properties style:font-name="Liberation Sans2" fo:font-family="'Liberation Sans'" style:font-style-name="Regular" style:font-family-generic="swiss" style:font-pitch="variable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fo:background-color="transparent" draw:fill="none" draw:fill-color="#729fcf"/>
    </style:style>
    <style:style style:name="LibOFrame" style:family="graphic">
      <style:graphic-properties text:anchor-type="page" svg:x="0cm" svg:y="0cm" fo:margin-top="0cm" fo:margin-bottom="0cm" style:wrap="none" style:vertical-pos="top" style:vertical-rel="page-content" style:horizontal-pos="center" style:horizontal-rel="page-content" fo:background-color="transparent" draw:fill="none" draw:fill-color="#ffffff">
        <style:columns fo:column-count="1" fo:column-gap="0cm"/>
      </style:graphic-properties>
    </style:style>
    <style:style style:name="LibOScenario" style:family="graphic" style:parent-style-name="LibOFrame">
      <style:graphic-properties text:anchor-type="page" svg:x="0cm" svg:y="0cm" fo:margin-top="0.212cm" fo:margin-bottom="0.212cm" style:vertical-pos="top" style:vertical-rel="page-content" style:horizontal-pos="center" style:horizontal-rel="page-content" fo:background-color="#ffffff" style:background-transparency="0%" draw:fill="solid" draw:fill-color="#ffff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as-char" svg:x="0cm" svg:y="0cm" fo:margin-left="0cm" fo:margin-right="0cm" fo:margin-top="0cm" fo:margin-bottom="0cm" style:wrap="parallel" style:number-wrapped-paragraphs="no-limit" style:wrap-contour="false" style:vertical-pos="top" style:vertical-rel="baseline" style:horizontal-pos="center" style:horizontal-rel="paragraph-content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LibOFormel" style:family="graphic" style:parent-style-name="Formula">
      <style:graphic-properties text:anchor-type="as-char" fo:margin-left="0cm" fo:margin-right="0cm" style:wrap="parallel" style:number-wrapped-paragraphs="no-limit" style:wrap-contour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bONum_20_123" style:display-name="LibONum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bOAufzählung_20_1" style:display-name="LibOAufzählung 1">
      <text:list-level-style-bullet text:level="1" text:style-name="LibOAufzählungszeichen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LibOAufzählungszeichen" loext:num-list-format="%2%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LibOAufzählungszeichen" loext:num-list-format="%3%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LibOAufzählungszeichen" loext:num-list-format="%4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LibOAufzählungszeichen" loext:num-list-format="%5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LibOAufzählungszeichen" loext:num-list-format="%6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LibOAufzählungszeichen" loext:num-list-format="%7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LibOAufzählungszeichen" loext:num-list-format="%8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LibOAufzählungszeichen" loext:num-list-format="%9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LibOAufzählungszeichen" loext:num-list-format="%10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ibONum_20_abc" style:display-name="LibONum abc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bONum_20_iii" style:display-name="Lib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bOAufzählung_20_2" style:display-name="LibOAufzählung 2">
      <text:list-level-style-bullet text:level="1" text:style-name="LibOAufzählungszeichen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LibOAufzählungszeichen" loext:num-list-format="%2%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LibOAufzählungszeichen" loext:num-list-format="%3%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LibOAufzählungszeichen" loext:num-list-format="%4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LibOAufzählungszeichen" loext:num-list-format="%5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LibOAufzählungszeichen" loext:num-list-format="%6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LibOAufzählungszeichen" loext:num-list-format="%7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LibOAufzählungszeichen" loext:num-list-format="%8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LibOAufzählungszeichen" loext:num-list-format="%9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LibOAufzählungszeichen" loext:num-list-format="%10%" text:bullet-char="–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ibOAufzählung">
      <text:list-level-style-bullet text:level="1" text:style-name="LibOAufzählungszeichen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LibOAufzählungszeichen" loext:num-list-format="%2%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LibOAufzählungszeichen" loext:num-list-format="%3%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LibOAufzählungszeichen" loext:num-list-format="%4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LibOAufzählungszeichen" loext:num-list-format="%5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LibOAufzählungszeichen" loext:num-list-format="%6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LibOAufzählungszeichen" loext:num-list-format="%7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LibOAufzählungszeichen" loext:num-list-format="%8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LibOAufzählungszeichen" loext:num-list-format="%9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LibOAufzählungszeichen" loext:num-list-format="%10%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ibOAufzählung_20_1_20_eingerückt" style:display-name="LibOAufzählung 1 eingerückt">
      <text:list-level-style-bullet text:level="1" text:style-name="LibOAufzählungszeichen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cm" fo:margin-left="1.9cm"/>
        </style:list-level-properties>
        <style:text-properties style:font-name="StarSymbol"/>
      </text:list-level-style-bullet>
      <text:list-level-style-bullet text:level="2" text:style-name="LibOAufzählungszeichen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cm" fo:margin-left="1.9cm"/>
        </style:list-level-properties>
        <style:text-properties style:font-name="StarSymbol"/>
      </text:list-level-style-bullet>
      <text:list-level-style-bullet text:level="3" text:style-name="LibOAufzählungszeichen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cm" fo:margin-left="1.9cm"/>
        </style:list-level-properties>
        <style:text-properties style:font-name="StarSymbol"/>
      </text:list-level-style-bullet>
      <text:list-level-style-bullet text:level="4" text:style-name="LibOAufzählungszeichen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cm" fo:margin-left="1.9cm"/>
        </style:list-level-properties>
        <style:text-properties style:font-name="StarSymbol"/>
      </text:list-level-style-bullet>
      <text:list-level-style-bullet text:level="5" text:style-name="LibOAufzählungszeichen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cm" fo:margin-left="1.9cm"/>
        </style:list-level-properties>
        <style:text-properties style:font-name="StarSymbol"/>
      </text:list-level-style-bullet>
      <text:list-level-style-bullet text:level="6" text:style-name="LibOAufzählungszeichen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cm" fo:margin-left="1.9cm"/>
        </style:list-level-properties>
        <style:text-properties style:font-name="StarSymbol"/>
      </text:list-level-style-bullet>
      <text:list-level-style-bullet text:level="7" text:style-name="LibOAufzählungszeichen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cm" fo:margin-left="1.9cm"/>
        </style:list-level-properties>
        <style:text-properties style:font-name="StarSymbol"/>
      </text:list-level-style-bullet>
      <text:list-level-style-bullet text:level="8" text:style-name="LibOAufzählungszeichen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cm" fo:margin-left="1.9cm"/>
        </style:list-level-properties>
        <style:text-properties style:font-name="StarSymbol"/>
      </text:list-level-style-bullet>
      <text:list-level-style-bullet text:level="9" text:style-name="LibOAufzählungszeichen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cm" fo:margin-left="1.9cm"/>
        </style:list-level-properties>
        <style:text-properties style:font-name="StarSymbol"/>
      </text:list-level-style-bullet>
      <text:list-level-style-bullet text:level="10" text:style-name="LibOAufzählungszeichen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cm" fo:margin-left="1.9cm"/>
        </style:list-level-properties>
        <style:text-properties style:font-name="StarSymbol"/>
      </text:list-level-style-bullet>
    </text:list-style>
    <text:list-style style:name="LibONumZeile_20_001" style:display-name="LibONumZeile 001">
      <text:list-level-style-number text:level="1" text:style-name="LibOCodeZeilen" loext:num-list-format=" %1% " style:num-prefix=" " style:num-suffix=" " style:num-format="001, 002, 003, ...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</text:list-style>
    <text:list-style style:name="LibOTitel_20_Tipp" style:display-name="LibOTitel Tipp">
      <text:list-level-style-image text:level="1" xlink:href="Pictures/1000036A00000369000003691C8803B3.sv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nothing" fo:text-indent="-1cm" fo:margin-left="1cm"/>
        </style:list-level-properties>
      </text:list-level-style-image>
      <text:list-level-style-image text:level="2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0010000000B0000000BEF5691B1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LibOTitel_20_Hinweis" style:display-name="LibOTitel Hinweis">
      <text:list-level-style-image text:level="1" xlink:href="Pictures/100000FE0000036900000369F4D27491.sv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nothing" fo:text-indent="-1cm" fo:margin-left="1cm"/>
        </style:list-level-properties>
      </text:list-level-style-image>
      <text:list-level-style-image text:level="2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001000000200000002031A2EEFE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LibOTitel_20_Vorsicht" style:display-name="LibOTitel Vorsicht">
      <text:list-level-style-image text:level="1" xlink:href="Pictures/1000024E0000036900000369F8C03221.sv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nothing" fo:text-indent="-1cm" fo:margin-left="1cm"/>
        </style:list-level-properties>
      </text:list-level-style-image>
      <text:list-level-style-image text:level="2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00100000020000000200CAFA3A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text:default-style-name="Footnote" text:citation-style-name="LibOFußnotenzeichen" text:citation-body-style-name="LibOFußnotenanke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currency-style style:name="N114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14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currency-style style:name="N116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16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2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24P0"/>
    </number:currency-style>
    <number:date-style style:name="N125">
      <number:year number:style="long"/>
    </number:date-style>
    <number:currency-style style:name="N126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26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7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1P0"/>
    </number:currency-style>
    <number:date-style style:name="N132">
      <number:month number:style="long" number:textual="true"/>
      <number:text> </number:text>
      <number:year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5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35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bvx" number:country="CG">CFA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7">
      <style:text-properties fo:color="#ff0000"/>
      <number:currency-symbol number:language="bvx" number:country="CG">CFA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37P0"/>
    </number:currency-style>
    <number:date-style style:name="N10129" number:language="en" number:country="US" number:title="User-defined">
      <number:year number:style="long"/>
    </number:date-style>
    <number:date-style style:name="N10130" number:language="en" number:country="US">
      <number:month number:style="long" number:textual="true"/>
      <number:text> </number:text>
      <number:year number:style="long"/>
    </number:date-style>
    <number:date-style style:name="N20114" number:language="de" number:country="DE">
      <number:year number:style="long"/>
    </number:date-style>
    <number:date-style style:name="N30114" number:language="pt" number:country="BR">
      <number:year number:style="long"/>
    </number:date-style>
    <number:date-style style:name="N40119" number:language="en" number:country="GB">
      <number:year number:style="long"/>
    </number:date-style>
    <number:date-style style:name="N50117" number:language="en" number:country="AU">
      <number:year number:style="long"/>
    </number:date-style>
    <number:date-style style:name="N60114" number:language="nl" number:country="NL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ibOFußzeile">
      <style:text-properties fo:language="de" fo:country="DE"/>
    </style:style>
    <style:style style:name="MP2" style:family="paragraph" style:parent-style-name="LibOFußzeile">
      <style:paragraph-properties fo:text-align="end" style:justify-single-word="false"/>
    </style:style>
    <style:style style:name="MT1" style:family="text">
      <style:text-properties fo:language="de" fo:country="DE"/>
    </style:style>
    <style:style style:name="MT2" style:family="text">
      <style:text-properties fo:font-size="10pt" fo:language="de" fo:country="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 style:page-usage="mirrored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ibOSeitenStil" style:page-layout-name="Mpm2" draw:style-name="Mdp1">
      <style:footer>
        <text:p text:style-name="LibOFußzeile"><text:span text:style-name="MT1"><text:chapter text:display="name" text:outline-level="1">Bedienbarkeit verbessern</text:chapter></text:span><text:span text:style-name="MT1"><text:s text:c="3"/></text:span><text:span text:style-name="MT1"><text:page-number text:select-page="current">71</text:page-number></text:span></text:p>
      </style:footer>
      <style:footer-left>
        <text:p text:style-name="MP1"><text:chapter text:display="name" text:outline-level="1">Bedienbarkeit verbessern</text:chapter><text:s text:c="3"/><text:page-number text:select-page="current">70</text:page-number></text:p>
      </style:footer-left>
    </style:master-page>
    <style:master-page style:name="LibOErsteSeite" style:page-layout-name="Mpm3" draw:style-name="Mdp1" style:next-style-name="LibOCopyright"/>
    <style:master-page style:name="LibOCopyright" style:page-layout-name="Mpm4" draw:style-name="Mdp1" style:next-style-name="LibOTitelei">
      <style:footer>
        <text:p text:style-name="MP2"><text:span text:style-name="MT2">Dokumentationen zu LibreOffice unter </text:span><text:a xlink:type="simple" xlink:href="http://de.libreoffice.org/" text:style-name="Internet_20_link" text:visited-style-name="Visited_20_Internet_20_Link"><text:span text:style-name="Internet_20_link"><text:span text:style-name="MT2">de.libreoffice.org</text:span></text:span></text:a></text:p>
      </style:footer>
    </style:master-page>
    <style:master-page style:name="LibOTitelei" style:page-layout-name="Mpm5" draw:style-name="Mdp1" style:next-style-name="LibOSeitenStil">
      <style:footer>
        <text:p text:style-name="MP1"><text:title>Makros</text:title><text:tab/><text:page-number text:select-page="current">0</text:page-number></text:p>
      </style:footer>
      <style:footer-left>
        <text:p text:style-name="MP1"><text:title>Makros</text:title><text:tab/><text:page-number text:select-page="current">0</text:page-number></text:p>
      </style:footer-left>
    </style:master-page>
    <style:master-page style:name="Footnote" style:page-layout-name="Mpm6" draw:style-name="Mdp1"/>
    <style:master-page style:name="Endnote" style:page-layout-name="Mpm7" draw:style-name="Mdp1"/>
    <style:master-page style:name="First_20_Page" style:display-name="First Page" style:page-layout-name="Mpm8" draw:style-name="Mdp1" style:next-style-name="Standard"/>
    <style:master-page style:name="LibOKapitel" style:page-layout-name="Mpm8" draw:style-name="Mdp1" style:next-style-name="LibOSeitenStil"/>
    <style:master-page style:name="Envelope" style:page-layout-name="Mpm9" draw:style-name="Mdp1"/>
    <style:master-page style:name="HTML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Dev/26.2.0.0.alpha0$Linux_X86_64 LibreOffice_project/251798c9b4f2ebad447953c3a4b1048e48cd30e3</meta:generator>
    <dc:title>Makros</dc:title>
    <meta:creation-date>2012-04-22T20:46:18.180000000</meta:creation-date>
    <meta:editing-cycles>929</meta:editing-cycles>
    <meta:editing-duration>P13DT20H35M46S</meta:editing-duration>
    <dc:description>
</dc:description>
    <meta:initial-creator>Jochen Schiffers</meta:initial-creator>
    <dc:date>2025-08-21T18:25:31.716607948</dc:date>
    <dc:subject>Nutzung von Makros in und mit Base</dc:subject>
    <meta:document-statistic meta:table-count="0" meta:image-count="0" meta:object-count="0" meta:page-count="1" meta:paragraph-count="9" meta:word-count="32" meta:character-count="290" meta:non-whitespace-character-count="223"/>
    <meta:user-defined meta:name="Ausgabedatum">01.02.2025</meta:user-defined>
    <meta:user-defined meta:name="Copyrightjahr">2025</meta:user-defined>
    <meta:user-defined meta:name="LibreOffice Version">LibreOffice 25.2</meta:user-defined>
  </office:meta>
</office:document-meta>
</file>